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erif" svg:font-family="FreeSerif"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a1" style:family="table">
      <style:table-properties style:width="15.833cm" fo:margin-left="-0.191cm" fo:margin-top="0cm" fo:margin-bottom="0cm" table:align="left" style:writing-mode="lr-tb"/>
    </style:style>
    <style:style style:name="Tabla1.A" style:family="table-column">
      <style:table-column-properties style:column-width="4.604cm"/>
    </style:style>
    <style:style style:name="Tabla1.B" style:family="table-column">
      <style:table-column-properties style:column-width="5.953cm"/>
    </style:style>
    <style:style style:name="Tabla1.C" style:family="table-column">
      <style:table-column-properties style:column-width="5.276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AR" style:letter-kerning="false" style:font-name-asian="Calibri1"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Standard">
      <style:paragraph-properties fo:text-align="justify" style:justify-single-word="false"/>
      <style:text-properties officeooo:paragraph-rsid="0023fb3f"/>
    </style:style>
    <style:style style:name="P9" style:family="paragraph" style:parent-style-name="Standard">
      <style:paragraph-properties fo:text-align="justify" style:justify-single-word="false"/>
      <style:text-properties officeooo:paragraph-rsid="0024e025"/>
    </style:style>
    <style:style style:name="P10" style:family="paragraph" style:parent-style-name="Standard">
      <loext:graphic-properties draw:fill-gradient-name="Gradient_20_1" draw:fill-hatch-name="hatch"/>
      <style:paragraph-properties fo:text-align="center" style:justify-single-word="false" fo:padding="0.049cm" fo:border="none"/>
      <style:text-properties officeooo:paragraph-rsid="0023fb3f"/>
    </style:style>
    <style:style style:name="P1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AR" officeooo:paragraph-rsid="0023fb3f" style:letter-kerning="fals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AR" officeooo:paragraph-rsid="0024e025" style:letter-kerning="false" style:font-name-asian="Calibri1"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AR"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AR" officeooo:paragraph-rsid="002556d8"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AR" officeooo:rsid="0024e025" officeooo:paragraph-rsid="0024e025"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style:style>
    <style:style style:name="P17" style:family="paragraph" style:parent-style-name="Standard">
      <style:paragraph-properties fo:text-align="center" style:justify-single-word="false"/>
      <style:text-properties officeooo:rsid="002556d8" officeooo:paragraph-rsid="002556d8"/>
    </style:style>
    <style:style style:name="P18" style:family="paragraph" style:parent-style-name="Standard" style:master-page-name="">
      <loext:graphic-properties draw:fill="none"/>
      <style:paragraph-properties fo:margin-left="0cm" fo:margin-right="0cm" fo:margin-top="0cm" fo:margin-bottom="0.353cm" style:contextual-spacing="false" fo:line-height="115%" fo:text-align="center" style:justify-single-word="false" fo:orphans="2" fo:widows="2" fo:text-indent="5.001cm" style:auto-text-indent="false" style:page-number="auto" fo:background-color="transparent" style:writing-mode="lr-tb"/>
      <style:text-properties officeooo:rsid="002556d8" officeooo:paragraph-rsid="002556d8"/>
    </style:style>
    <style:style style:name="P19" style:family="paragraph" style:parent-style-name="Text_20_body">
      <style:text-properties officeooo:rsid="002556d8" officeooo:paragraph-rsid="002556d8"/>
    </style:style>
    <style:style style:name="T1" style:family="text">
      <style:text-properties officeooo:rsid="001f8584"/>
    </style:style>
    <style:style style:name="T2" style:family="text">
      <style:text-properties officeooo:rsid="0022d8af"/>
    </style:style>
    <style:style style:name="T3" style:family="text">
      <style:text-properties officeooo:rsid="0023fb3f"/>
    </style:style>
    <style:style style:name="T4" style:family="text">
      <style:text-properties fo:font-weight="bold" officeooo:rsid="001f8584" style:font-weight-asian="bold" style:font-weight-complex="bold"/>
    </style:style>
    <style:style style:name="T5" style:family="text">
      <style:text-properties style:font-name="Calibri" fo:font-size="11pt" fo:language="es" fo:country="AR" style:letter-kerning="false" style:font-name-asian="Calibri1" style:font-size-asian="11pt" style:language-asian="en" style:country-asian="US" style:font-size-complex="11pt" style:language-complex="ar" style:country-complex="SA"/>
    </style:style>
    <style:style style:name="T6" style:family="text">
      <style:text-properties style:font-name="Calibri" fo:font-size="11pt" fo:language="es" fo:country="AR" officeooo:rsid="0024e025" style:letter-kerning="false" style:font-name-asian="Calibri1" style:font-size-asian="11pt" style:language-asian="en" style:country-asian="US" style:font-size-complex="11pt" style:language-complex="ar" style:country-complex="SA"/>
    </style:style>
    <style:style style:name="T7" style:family="text">
      <style:text-properties officeooo:rsid="0024e025"/>
    </style:style>
    <style:style style:name="T8" style:family="text">
      <style:text-properties style:text-underline-style="solid" style:text-underline-width="auto" style:text-underline-color="font-color"/>
    </style:style>
    <style:style style:name="T9" style:family="text">
      <style:text-properties style:text-underline-style="none"/>
    </style:style>
    <number:date-style style:name="N41"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istencia, <text:date style:data-style-name="N41" text:date-value="2023-08-14T11:16:16.338434382" text:fixed="true">14 de agosto de 2023</text:date></text:p>
      <text:p text:style-name="P3"/>
      <text:p text:style-name="P3"/>
      <text:p text:style-name="P3">Al Presidente</text:p>
      <text:p text:style-name="P3">Del Instituto de Cultura del Chaco</text:p>
      <text:p text:style-name="P3">Prof. Francisco Romero</text:p>
      <text:p text:style-name="P5">SU DESPACHO.</text:p>
      <text:p text:style-name="P1"/>
      <text:p text:style-name="P1"><text:tab/><text:tab/><text:tab/><text:tab/>Por la presente y en mi carácter <text:span text:style-name="T1">miembro de la Comisión directiva de AguaraTech y de Python Argentina</text:span>, me dirijo a ud a efectos de solicitar espacios disponibles del Centro Cultural Casa de las Culturas para <text:span text:style-name="T2">el</text:span><text:span text:style-name="T1"> día 14 de octubre de 2023</text:span>, con el objetivo de realizar <text:span text:style-name="T1">AguaraTech</text:span> entre las horas <text:span text:style-name="T1">10:00 a </text:span><text:span text:style-name="T7">21</text:span><text:span text:style-name="T1">:00</text:span>. </text:p>
      <text:p text:style-name="P1"><text:tab/><text:tab/><text:tab/><text:tab/>Adjuntamos ficha técnica del evento.</text:p>
      <text:p text:style-name="P1"><text:tab/><text:tab/><text:tab/><text:tab/>Sin otro particular lo saludamos a ud atte.</text:p>
      <text:p text:style-name="P1"/>
      <text:p text:style-name="P1"/>
      <text:p text:style-name="P1"/>
      <text:p text:style-name="P18">Ing. María Andrea Vignau</text:p>
      <text:p text:style-name="P17"/>
      <text:p text:style-name="P1"/>
      <text:p text:style-name="P1"/>
      <text:p text:style-name="P7"/>
      <text:h text:style-name="Heading_20_1" text:outline-level="1">FICHA TECNICA </text:h>
      <text:p text:style-name="P10">ACTIVIDAD <text:span text:style-name="T4">AguaráTech</text:span> FECHA <text:span text:style-name="T4">14 de Octubre de 2023</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Fecha/Hora</text:p>
          </table:table-cell>
          <table:table-cell table:style-name="Tabla1.A1" office:value-type="string">
            <text:p text:style-name="P4">Lugar/ Actividad</text:p>
          </table:table-cell>
          <table:table-cell table:style-name="Tabla1.A1" office:value-type="string">
            <text:p text:style-name="P4">Requerimientos</text:p>
          </table:table-cell>
        </table:table-row>
        <table:table-row table:style-name="Tabla1.1">
          <table:table-cell table:style-name="Tabla1.A1" office:value-type="string">
            <text:p text:style-name="P11">1<text:span text:style-name="T3">4</text:span>/<text:span text:style-name="T3">10</text:span>/2023 </text:p>
            <text:p text:style-name="P11"><text:span text:style-name="T3">9:00-11:00</text:span> hs</text:p>
          </table:table-cell>
          <table:table-cell table:style-name="Tabla1.A1" office:value-type="string">
            <text:p text:style-name="P4">Sala Orquesta – <text:span text:style-name="T3">2 charlas </text:span></text:p>
          </table:table-cell>
          <table:table-cell table:style-name="Tabla1.A1" office:value-type="string">
            <text:p text:style-name="P15">(1)</text:p>
          </table:table-cell>
        </table:table-row>
        <table:table-row table:style-name="Tabla1.1">
          <table:table-cell table:style-name="Tabla1.A1" office:value-type="string">
            <text:p text:style-name="P12">1<text:span text:style-name="T3">4</text:span>/<text:span text:style-name="T3">10</text:span>/2023 <text:s/></text:p>
            <text:p text:style-name="P12"><text:span text:style-name="T7">14:00-16:00</text:span> hs</text:p>
          </table:table-cell>
          <table:table-cell table:style-name="Tabla1.A1" office:value-type="string">
            <text:p text:style-name="P12">Sala Orquesta – <text:span text:style-name="T3">2 charlas </text:span></text:p>
          </table:table-cell>
          <table:table-cell table:style-name="Tabla1.A1" office:value-type="string">
            <text:p text:style-name="P15">(1)</text:p>
          </table:table-cell>
        </table:table-row>
        <table:table-row table:style-name="Tabla1.1">
          <table:table-cell table:style-name="Tabla1.A1" office:value-type="string">
            <text:p text:style-name="P12">1<text:span text:style-name="T3">4</text:span>/<text:span text:style-name="T3">10</text:span>/2023</text:p>
            <text:p text:style-name="P12"><text:span text:style-name="T7">16:00-16:30</text:span></text:p>
          </table:table-cell>
          <table:table-cell table:style-name="Tabla1.A1" office:value-type="string">
            <text:p text:style-name="P4">Cathering para <text:span text:style-name="T7">8</text:span>0 personas.</text:p>
          </table:table-cell>
          <table:table-cell table:style-name="Tabla1.A1" office:value-type="string">
            <text:p text:style-name="P4"><text:span text:style-name="T7">3</text:span> mesas, manteles.</text:p>
          </table:table-cell>
        </table:table-row>
        <table:table-row table:style-name="Tabla1.1">
          <table:table-cell table:style-name="Tabla1.A5" office:value-type="string">
            <text:p text:style-name="P12">1<text:span text:style-name="T3">4</text:span>/<text:span text:style-name="T3">10</text:span>/2023 <text:s/></text:p>
            <text:p text:style-name="P12"><text:span text:style-name="T7">16:30-20:30 </text:span>hs</text:p>
          </table:table-cell>
          <table:table-cell table:style-name="Tabla1.A5" office:value-type="string">
            <text:p text:style-name="P12">Sala Orquesta – <text:span text:style-name="T3">2 charlas </text:span></text:p>
          </table:table-cell>
          <table:table-cell table:style-name="Tabla1.A5" office:value-type="string">
            <text:p text:style-name="P15">(1)</text:p>
          </table:table-cell>
        </table:table-row>
        <table:table-row table:style-name="Tabla1.1">
          <table:table-cell table:style-name="Tabla1.A5" office:value-type="string">
            <text:p text:style-name="P12">1<text:span text:style-name="T3">4</text:span>/<text:span text:style-name="T3">10</text:span>/2023</text:p>
            <text:p text:style-name="P12"><text:span text:style-name="T7">20:00-20:30</text:span></text:p>
          </table:table-cell>
          <table:table-cell table:style-name="Tabla1.A5" office:value-type="string">
            <text:p text:style-name="P4">C<text:span text:style-name="T7">ierre, sorteos, etc</text:span></text:p>
          </table:table-cell>
          <table:table-cell table:style-name="Tabla1.A5" office:value-type="string">
            <text:p text:style-name="P14">3 mesas, <text:s/>manteles</text:p>
          </table:table-cell>
        </table:table-row>
      </table:table>
      <text:p text:style-name="P1"/>
      <text:p text:style-name="P9"><text:span text:style-name="T7">(1) Requerimientos charlas: </text:span><text:span text:style-name="T5">Disertantes, mesa </text:span><text:span text:style-name="T6">y </text:span><text:span text:style-name="T5">sillas. Sonido con 2 Microfonos. 60 personas aprox. </text:span><text:span text:style-name="T6">Grabación y streaming para emisión simultánea</text:span></text:p>
      <text:h text:style-name="Heading_20_3" text:outline-level="3">Charlas</text:h>
      <text:h text:style-name="Heading_20_4" text:outline-level="4">Zona de promesas (asinc/await)</text:h>
      <text:p text:style-name="Text_20_body">Una mirada a la programación asincrónica.<text:line-break/>Al no detenerse en espera de resultados, nos permite ejecutar tareas independientes en forma simultanea, optimizando el tiempo y mejorando la capacidad de respuesta.<text:line-break/>Vermos código con Callbacks, Promesas y funciones asinc/await con Javascript.</text:p>
      <text:p text:style-name="Text_20_body"><text:span text:style-name="T8">Rodolfo Alvarez:</text:span><text:span text:style-name="T9"> </text:span>Software Engineer en EBANX. Software Developer en GOIAR. Full Stack Developer en ORIGINO</text:p>
      <text:h text:style-name="Heading_20_4" text:outline-level="4">Entendiendo los contenedores 101</text:h>
      <text:p text:style-name="Text_20_body">El uso de una arquitectura de microservicios con contenedores aborda la necesidad de hacer un mejor uso de los recursos informáticos como la necesidad de mantener aplicaciones web cada vez más complejas</text:p>
      <text:p text:style-name="Text_20_body"><text:span text:style-name="T8">Rossana Suarez:</text:span> Ingeniera en sistemas, Tech Lead DevOps en Naranjax. DevOps Engineer (AWS) Mentora de DevOps en MundoSe, EducacionIT y ekoparty hackademy</text:p>
      <text:h text:style-name="Heading_20_4" text:outline-level="4"><text:soft-page-break/>Liberarse de las Big Tech</text:h>
      <text:p text:style-name="Text_20_body">Veremos alternativas al ecosistema de Google. Veremos redes sociales libres y autogestionadas gracias al Fediverso, así como también de las posibilidades de tener nubes privadas o autogestivas</text:p>
      <text:p text:style-name="Text_20_body"><text:span text:style-name="T8">Matías Demarchi:</text:span> Desarrollador full-stack Formando la Comunidad de Programadores de Gualeguay</text:p>
      <text:h text:style-name="Heading_20_4" text:outline-level="4">La desinformación como arma de combate</text:h>
      <text:p text:style-name="Text_20_body">En un mundo hiperconectado, la abundancia de información conduce a la desinformación. Pero el poder no está en manos de quienes la poseen sino en quienes la difunden, que se convierten en objetivos estratégicos para influir en las decisiones mediante propaganda, desinformación y manipulación.<text:line-break/>Surge así una incógnita: ¿es el ámbito cognitivo un nuevo escenario de combate?</text:p>
      <text:p text:style-name="Text_20_body"><text:span text:style-name="T8">Gladys Beatriz Martinez:</text:span> Observatorio Argentino del Ciberespacio</text:p>
      <text:h text:style-name="Heading_20_4" text:outline-level="4">Introducción a Python para ciencia de datos, matemáticos y científicos</text:h>
      <text:p text:style-name="P19">Con el avance de la tecnología y las grandes disponibilidades de datos, la ciencias de la computación ofrecen nuevas posibilidades con la inteligencia artificial. Sin embargo, para poder procesar estos datos, primero debemos estudiarlos. Una mirada a las herramientas que hoy se utilizan para conocerlos, perfilarlos, y preprocesarlos de cara a las nuevas aplicaciones.</text:p>
      <text:p text:style-name="P19"><text:span text:style-name="T8">María Andrea Vignau:</text:span> Desarrolladora Senior Python en Turing SA y profesora de la Universidad Nacional del Nordeste.</text:p>
      <text:h text:style-name="Heading_20_4" text:outline-level="4">Ciberataques masivos del tipo Denegación Distribuida de Servicios</text:h>
      <text:p text:style-name="Text_20_body">La tecnología avanza vertiginosamente, y junto a ella también las amenazas. En este contexto es imperiosa la necesidad de establecer mecanismos que nos ayuden a evitar que cualquier evento adverso, real o potencial, comprometa la seguridad de nuestros sistemas de información.</text:p>
      <text:p text:style-name="Text_20_body"><text:span text:style-name="T8">Rubén Darío Aybar:</text:span> Profesor Universitario - Ciberseguridad TI Consultor de seguridad de TI</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erif" svg:font-family="FreeSerif"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AR"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FreeSerif" fo:font-family="Free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FreeSerif" fo:font-family="Free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family-generic="roman"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Noto Sans Arabic" style:font-family-complex="'Noto Sans Arabic'"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6</meta:editing-cycles>
    <meta:creation-date>2023-07-18T12:25:00</meta:creation-date>
    <dc:date>2023-08-14T11:24:07.627808913</dc:date>
    <meta:editing-duration>PT1H13M57S</meta:editing-duration>
    <meta:generator>LibreOffice/7.3.7.2$Linux_X86_64 LibreOffice_project/30$Build-2</meta:generator>
    <meta:document-statistic meta:table-count="1" meta:image-count="0" meta:object-count="0" meta:page-count="3" meta:paragraph-count="54" meta:word-count="540" meta:character-count="3656" meta:non-whitespace-character-count="3144"/>
    <meta:user-defined meta:name="AppVersion">14.0000</meta:user-defined>
    <meta:template xlink:type="simple" xlink:actuate="onRequest" xlink:title="Normal" xlink:href=""/>
  </office:meta>
</office:document-meta>
</file>